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661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e de Primalidade</text:p>
          </draw:text-box>
        </draw:frame>
        <draw:frame presentation:style-name="pr2" draw:text-style-name="P2" draw:layer="layout" svg:width="25.199cm" svg:height="12.661cm" svg:x="1.4cm" svg:y="4.673cm" presentation:class="subtitle" presentation:user-transformed="true">
          <draw:text-box>
            <text:p/>
            <text:p/>
            <text:p><text:span text:style-name="T1"/></text:p>
            <text:p><text:span text:style-name="T1">Lucas-Lehmer</text:span></text:p>
            <text:p><text:span text:style-name="T1"/></text:p>
            <text:p/>
            <text:p text:style-name="P1"/>
            <text:p/>
            <text:p text:style-name="P1">Nome: Vitor Cláudio Chaves de Aguiar</text:p>
            <text:p text:style-name="P1">Disciplina: Álgebra 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ência de Lucas<text:line-break/>(Lucas number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melhante à sequência de Fibonacci, cada número de Lucas é definido pela soma de seus dois antecessores imediatos.</text:p>
              </text:list-item>
              <text:list-item>
                <text:p>L(0) = 1</text:p>
                <text:p>L(1) = 3</text:p>
                <text:p>L(n) = L(n-1) + L(n-2)</text:p>
              </text:list-item>
              <text:list-item>
                <text:p>Sequência: {1, 3, 4, 7, 11, 18, 29, 47, 76, 123...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e usando a sequência de Luca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lecione um número para fazer o teste, por exemplo o número 5.</text:p>
              </text:list-item>
              <text:list-item>
                <text:p>Gere a sequência de Lucas com N elementos, sendo N o número escolhido anteriormente.</text:p>
              </text:list-item>
              <text:list-item>
                <text:p>Subtraia 1 do último elemento.</text:p>
              </text:list-item>
              <text:list-item>
                <text:p>Verifique se este número é múltiplo do número a ser test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e usando a sequência de Luca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emplo 1:</text:p>
                <text:p>Número a ser testado: 5</text:p>
                <text:p>Sequência: 1, 3, 4, 7, 11</text:p>
                <text:p>Último elemento: 11</text:p>
                <text:p>11-1 = 10 → múltiplo de 5 ?</text:p>
              </text:list-item>
              <text:list-item>
                <text:p>Sim.</text:p>
              </text:list-item>
              <text:list-item>
                <text:p>5 é primo? Provavelmente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e usando a sequência de Luc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emplo 2:</text:p>
                <text:p>Número a ser testado: 6</text:p>
                <text:p>Sequência: 1, 3, 4, 7, 11, 18</text:p>
                <text:p>Último elemento: 18</text:p>
                <text:p>18-1 = 17 → múltiplo de 6 ?</text:p>
              </text:list-item>
              <text:list-item>
                <text:p>Não.</text:p>
              </text:list-item>
              <text:list-item>
                <text:p>6 é primo? NÃO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se pode conclui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 ao final desse processo, o último elemento da sequência gerada subtraído de 1 for múltiplo do número a ser testado, este número PROVAVELMENTE será primo, porém não tem como ter certeza!</text:p>
              </text:list-item>
              <text:list-item>
                <text:p>Porém, se o elemento não for múltiplo do número a ser testado, COM CERTEZA este número não é primo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 agora 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ão podemos realizar esse teste se o objetivo é ter certeza se o número é primo.</text:p>
              </text:list-item>
              <text:list-item>
                <text:p>Precisamos de um teste similar porém que nos dê a segurança que o número analisado é primo ou não.</text:p>
              </text:list-item>
              <text:list-item>
                <text:p>Para isso precisaremos de outra sequênc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Finalmente Lucas-Lehm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va sequência:</text:p>
                <text:p>L(0) = 4</text:p>
                <text:p>L(n) = (L(n-1))² – 2</text:p>
                <text:p/>
              </text:list-item>
              <text:list-item>
                <text:p>Gerando: {4, 14, 194, 37.634, 1.416.317.954,</text:p>
                <text:p>2.005.956.546.822.746.116...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Número de Mersen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úmeros escritos na forma:</text:p>
                <text:p>Mn = (2^n)-1</text:p>
              </text:list-item>
              <text:list-item>
                <text:p>Os números de mersenne podem ser primos ou não e o teste de Lucas-Lehmer se baseia nos números desse formato.</text:p>
              </text:list-item>
              <text:list-item>
                <text:p>Como testar se um número de mersenne é primo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plicando teste de Lucas-Lehm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emplo 1:</text:p>
                <text:p>M(3) = (2^3)-1 = 7</text:p>
              </text:list-item>
              <text:list-item>
                <text:p>Subtrair 1 do expoente. 3-1 = 2.</text:p>
              </text:list-item>
              <text:list-item>
                <text:p>Gerar 2 elementos da nova sequência.</text:p>
              </text:list-item>
              <text:list-item>
                <text:p>Verificar se o último elemento é múltiplo de M(3)</text:p>
              </text:list-item>
              <text:list-item>
                <text:p>Sequência: {4, 14}</text:p>
              </text:list-item>
              <text:list-item>
                <text:p>14 é múltiplo de 7? Sim! Então 7 é DEFINITIVAMENTE primo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plicando teste de Lucas-Lehm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emplo 2:</text:p>
                <text:p>M(4) = (2^4)-1 = 15</text:p>
              </text:list-item>
              <text:list-item>
                <text:p>Subtrair 1 do expoente. 4-1 = 3.</text:p>
              </text:list-item>
              <text:list-item>
                <text:p>Gerar 3 elementos da nova sequência.</text:p>
              </text:list-item>
              <text:list-item>
                <text:p>Verificar se o último elemento é múltiplo de M(4)</text:p>
              </text:list-item>
              <text:list-item>
                <text:p>Sequência: {4, 14, 194}</text:p>
              </text:list-item>
              <text:list-item>
                <text:p>194 é múltiplo de 7? Não! Então 15 não é primo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sta estratégia é interessant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agine esse teste sendo realizado para M(127).</text:p>
              </text:list-item>
              <text:list-item>
                <text:p>M(127) = (2^127)-1</text:p>
              </text:list-item>
              <text:list-item>
                <text:p>Será necessário calcular 126 elementos daquela sequência!!</text:p>
              </text:list-item>
              <text:list-item>
                <text:p>Se o 6º elemento já é o número (2.005.956.546.822.746.116), imagine o 126º!</text:p>
              </text:list-item>
              <text:list-item>
                <text:p>Existe outra maneira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mplificando o process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 que realmente importa é verificar se o último elemento da sequência gerada é múltiplo do número a ser testado.</text:p>
              </text:list-item>
              <text:list-item>
                <text:p>Você só precisa saber dos restos das operações mod o número de mersenne analisado.</text:p>
              </text:list-item>
              <text:list-item>
                <text:p>Se o último elemento for 0, ou seja, se a última potência mod o número de mersenne for 0, o número é primo de mersen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Simplificando o processo</text:p>
          </draw:text-box>
        </draw:frame>
        <draw:frame presentation:style-name="pr4" draw:layer="layout" svg:width="25.199cm" svg:height="15cm" svg:x="1.4cm" svg:y="4.2cm" presentation:class="outline" presentation:user-transformed="true">
          <draw:text-box>
            <text:list text:style-name="L2">
              <text:list-item>
                <text:p>Exemplo:</text:p>
                <text:p>M(13) = (2^13)-1 = 8.191</text:p>
              </text:list-item>
              <text:list-item>
                <text:p>Subtrair 1 do expoente. 13-1 = 12.</text:p>
              </text:list-item>
              <text:list-item>
                <text:p>Gerar 12 elementos da sequência. Porém as operações serão mod 8.191.</text:p>
              </text:list-item>
              <text:list-item>
                <text:p>Sequência:</text:p>
                <text:p>L(0) = 4</text:p>
                <text:p>L(1) = 4² - 2 mod 8.191 = 14</text:p>
                <text:p>L(2) = 14² - 2 mod 8.191 = 194</text:p>
                <text:p>L(3) = 194² - 2 mod 8.191 = 4.870</text:p>
                <text:p>L(4) = 4.870² - 2 mod 8.191 = 3.953 </text:p>
                <text:p><text:span text:style-name="T2">L(5) = 3.953² - 2 mod 8.191 = 5.970</text:span></text:p>
                <text:p><text:span text:style-name="T2">……</text:span></text:p>
                <text:p><text:span text:style-name="T2">L(12) = 128² - 2 mod 8.191 = 0</text:span></text:p>
              </text:list-item>
              <text:list-item>
                <text:p><text:span text:style-name="T2">O último elemento da sequência é 0, então 8.191 é primo! 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lgoritm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 algoritmo a ser apresentado se diz respeito ao teste de Lucas-Lehmer com essa abordagem de realizar contas MOD o número de mersenne a ser analisado, poupando contas desnescessárias.</text:p>
              </text:list-item>
              <text:list-item>
                <text:p>Este teste só funciona com números de mersenne sendo estes números gerados à partir de um P &gt; 2.</text:p>
              </text:list-item>
              <text:list-item>
                <text:p>Curiosidade: M(127) foi o último número primo descoberto “na mão”, ou seja, sem utilização de computadores.</text:p>
              </text:list-item>
              <text:list-item>
                <text:p>Vídeo referência: https://www.youtube.com/watch?v=lEvXcTYqtK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17:02:14.161000000</meta:creation-date>
    <dc:date>2016-06-21T14:41:02.153000000</dc:date>
    <meta:editing-duration>PT18H18M57S</meta:editing-duration>
    <meta:editing-cycles>9</meta:editing-cycles>
    <meta:generator>LibreOffice/4.4.5.2$Windows_x86 LibreOffice_project/a22f674fd25a3b6f45bdebf25400ed2adff0ff99</meta:generator>
    <meta:document-statistic meta:object-count="81"/>
  </office:meta>
</office:document-meta>
</file>